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OLE">
      <style:graphic-properties style:vertical-pos="from-top" style:vertical-rel="paragraph" style:horizontal-pos="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5" text:anchor-type="paragraph" svg:y="0.0681in" svg:width="2.3693in" svg:height="1.9547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4" text:anchor-type="paragraph" svg:y="0.0681in" svg:width="2.3693in" svg:height="1.9547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3" text:anchor-type="paragraph" svg:x="4.6516in" svg:y="0.0681in" svg:width="2.1835in" svg:height="1.9547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2" text:anchor-type="paragraph" svg:y="0.0681in" svg:width="2.2811in" svg:height="1.9547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y="0.0681in" svg:width="2.3693in" svg:height="1.954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Lying bar charts:</text:p>
      <text:p text:style-name="Standard"><draw:frame draw:style-name="fr1" draw:name="Object6" text:anchor-type="paragraph" svg:y="0.0681in" svg:width="2.3693in" svg:height="1.9547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paragraph" svg:y="0.0681in" svg:width="2.3693in" svg:height="1.9547in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8" text:anchor-type="paragraph" svg:y="0.0681in" svg:width="2.3693in" svg:height="1.9547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Line charts:</text:p>
      <text:p text:style-name="Standard"><draw:frame draw:style-name="fr1" draw:name="Object11" text:anchor-type="paragraph" svg:y="0.0681in" svg:width="2.3693in" svg:height="1.9547in" draw:z-index="10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ct10" text:anchor-type="paragraph" svg:y="0.0681in" svg:width="2.3693in" svg:height="1.9547in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ct9" text:anchor-type="paragraph" svg:y="0.0681in" svg:width="2.3693in" svg:height="1.954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Area charts:</text:p>
      <text:p text:style-name="Standard"><draw:frame draw:style-name="fr1" draw:name="Object14" text:anchor-type="paragraph" svg:y="0.0681in" svg:width="2.3693in" svg:height="1.9547in" draw:z-index="13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ct13" text:anchor-type="paragraph" svg:y="0.0681in" svg:width="2.3693in" svg:height="1.9547in" draw:z-index="12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Object12" text:anchor-type="paragraph" svg:y="0.0681in" svg:width="2.3693in" svg:height="1.9547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text:soft-page-break/>Scatter charts:</text:p>
      <text:p text:style-name="Standard"><draw:frame draw:style-name="fr1" draw:name="Object17" text:anchor-type="paragraph" svg:y="0.0681in" svg:width="2.3693in" svg:height="1.9547in" draw:z-index="16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ct16" text:anchor-type="paragraph" svg:y="0.0681in" svg:width="2.3693in" svg:height="1.9547in" draw:z-index="15"><draw:object xlink:href="./Object 16" xlink:type="simple" xlink:show="embed" xlink:actuate="onLoad"/><draw:image xlink:href="./ObjectReplacements/Object 16" xlink:type="simple" xlink:show="embed" xlink:actuate="onLoad"/></draw:frame><draw:frame draw:style-name="fr1" draw:name="Object15" text:anchor-type="paragraph" svg:y="0.0681in" svg:width="2.3693in" svg:height="1.9547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Pie and Ring charts:</text:p>
      <text:p text:style-name="Standard"><draw:frame draw:style-name="fr1" draw:name="Object18" text:anchor-type="paragraph" svg:y="0.0681in" svg:width="2.3693in" svg:height="1.9547in" draw:z-index="17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Object19" text:anchor-type="paragraph" svg:y="0.0681in" svg:width="2.3693in" svg:height="1.9547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Net charts:</text:p>
      <text:p text:style-name="Standard"><draw:frame draw:style-name="fr1" draw:name="Object20" text:anchor-type="paragraph" svg:y="0.0681in" svg:width="2.3693in" svg:height="1.9547in" draw:z-index="19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Object21" text:anchor-type="paragraph" svg:y="0.0681in" svg:width="2.3693in" svg:height="1.9547in" draw:z-index="20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bject22" text:anchor-type="paragraph" svg:y="0.0681in" svg:width="2.3693in" svg:height="1.9547in" draw:z-index="21"><draw:object xlink:href="./Object 22" xlink:type="simple" xlink:show="embed" xlink:actuate="onLoad"/><draw:image xlink:href="./ObjectReplacements/Object 2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10-05T13:26:28</meta:creation-date>
    <dc:date>2008-10-05T13:44:16</dc:date>
    <meta:editing-cycles>6</meta:editing-cycles>
    <meta:editing-duration>PT17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2" meta:page-count="2" meta:paragraph-count="6" meta:word-count="15" meta:character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b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stacked="tru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line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percentage="tru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line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area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area">
            <chart:data-point chart:repeated="4"/>
          </chart:series>
          <chart:series chart:style-name="ch7" chart:values-cell-range-address="local-table.$C$2:.$C$5" chart:label-cell-address="local-table.$C$1" chart:class="chart:area">
            <chart:data-point chart:repeated="4"/>
          </chart:series>
          <chart:series chart:style-name="ch8" chart:values-cell-range-address="local-table.$D$2:.$D$5" chart:label-cell-address="local-table.$D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b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b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scatte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D$2:.$D$5" chart:label-cell-address="local-table.$D$1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scatte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D$2:.$D$5" chart:label-cell-address="local-table.$D$1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scatte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D$2:.$D$5" chart:label-cell-address="local-table.$D$1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circle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pie-offset="0"/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ring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89044141769409pt" style:font-size-asian="6.89044141769409pt" style:font-size-complex="6.89044141769409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794cm" svg:height="4.965cm" chart:class="chart:bar" chart:style-name="ch1">
        <chart:legend chart:legend-position="end" svg:x="3.979cm" svg:y="1.825cm" chart:style-name="ch2"/>
        <chart:plot-area chart:style-name="ch3" chart:data-source-has-labels="both" svg:x="0.114cm" svg:y="0.098cm" svg:width="3.749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rad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radar">
            <chart:data-point chart:repeated="4"/>
          </chart:series>
          <chart:series chart:style-name="ch7" chart:values-cell-range-address="local-table.$C$2:.$C$5" chart:label-cell-address="local-table.$C$1" chart:class="chart:radar">
            <chart:data-point chart:repeated="4"/>
          </chart:series>
          <chart:series chart:style-name="ch8" chart:values-cell-range-address="local-table.$D$2:.$D$5" chart:label-cell-address="local-table.$D$1" chart:class="chart:rad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stacked="true"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rad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radar">
            <chart:data-point chart:repeated="4"/>
          </chart:series>
          <chart:series chart:style-name="ch7" chart:values-cell-range-address="local-table.$C$2:.$C$5" chart:label-cell-address="local-table.$C$1" chart:class="chart:radar">
            <chart:data-point chart:repeated="4"/>
          </chart:series>
          <chart:series chart:style-name="ch8" chart:values-cell-range-address="local-table.$D$2:.$D$5" chart:label-cell-address="local-table.$D$1" chart:class="chart:rad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percentage="true"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rad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radar">
            <chart:data-point chart:repeated="4"/>
          </chart:series>
          <chart:series chart:style-name="ch8" chart:values-cell-range-address="local-table.$C$2:.$C$5" chart:label-cell-address="local-table.$C$1" chart:class="chart:radar">
            <chart:data-point chart:repeated="4"/>
          </chart:series>
          <chart:series chart:style-name="ch9" chart:values-cell-range-address="local-table.$D$2:.$D$5" chart:label-cell-address="local-table.$D$1" chart:class="chart: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59432125091553pt" style:font-size-asian="6.59432125091553pt" style:font-size-complex="6.59432125091553pt"/>
    </style:style>
    <style:style style:name="ch3" style:family="chart">
      <style:chart-properties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545cm" svg:height="4.965cm" chart:class="chart:bar" chart:style-name="ch1">
        <chart:legend chart:legend-position="end" svg:x="3.809cm" svg:y="1.825cm" chart:style-name="ch2"/>
        <chart:plot-area chart:style-name="ch3" chart:data-source-has-labels="both" svg:x="0.109cm" svg:y="0.098cm" svg:width="3.588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b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b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b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stacked="true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b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percentage="true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bar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5683078765869pt" style:font-size-asian="7.15683078765869pt" style:font-size-complex="7.15683078765869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018cm" svg:height="4.965cm" chart:class="chart:line" chart:style-name="ch1">
        <chart:legend chart:legend-position="end" svg:x="4.133cm" svg:y="1.825cm" chart:style-name="ch2"/>
        <chart:plot-area chart:style-name="ch3" chart:data-source-has-labels="both" svg:x="0.119cm" svg:y="0.098cm" svg:width="3.894cm" svg:height="4.66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